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227cm"/>
    </style:style>
    <style:style style:name="co2" style:family="table-column">
      <style:table-column-properties fo:break-before="auto" style:column-width="34.503cm"/>
    </style:style>
    <style:style style:name="co3" style:family="table-column">
      <style:table-column-properties fo:break-before="auto" style:column-width="11.3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N20 Motor</text:p>
          </table:table-cell>
          <table:table-cell office:value-type="string" calcext:value-type="string">
            <text:p>https://robu.in/product/n20-6v-100-rpm-micro-metal-gear-box-dc-motor-2/</text:p>
          </table:table-cell>
          <table:table-cell office:value-type="string" calcext:value-type="string">
            <text:p><text:a xlink:href="https://robu.in/wp-content/uploads/2018/05/Capture-6.jpg" xlink:type="simple">https://robu.in/wp-content/uploads/2018/05/Capture-6.jpg</text:a></text:p>
          </table:table-cell>
          <table:table-cell office:value-type="string" calcext:value-type="string">
            <text:p>2 Nos.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18650 Dual SMD/SMT High-Quality Single Battery Holder</text:p>
          </table:table-cell>
          <table:table-cell office:value-type="string" calcext:value-type="string">
            <text:p><text:a xlink:href="https://robu.in/product/18650-dual-smd-smt-high-quality-single-battery-holder/" xlink:type="simple">https://robu.in/product/18650-dual-smd-smt-high-quality-single-battery-holder/</text:a></text:p>
          </table:table-cell>
          <table:table-cell office:value-type="string" calcext:value-type="string">
            <text:p><text:a xlink:href="https://datasheet.octopart.com/1042-Keystone-datasheet-15715022.pdf" xlink:type="simple">https://datasheet.octopart.com/1042-Keystone-datasheet-15715022.pdf</text:a></text:p>
          </table:table-cell>
          <table:table-cell office:value-type="string" calcext:value-type="string">
            <text:p>1 Nos.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INI 3PI car N20 Caster Robot Ball Wheel</text:p>
          </table:table-cell>
          <table:table-cell office:value-type="string" calcext:value-type="string">
            <text:p><text:a xlink:href="https://robu.in/product/mini-3pi-car-n20-caster-robot-ball-wheel/" xlink:type="simple">https://robu.in/product/mini-3pi-car-n20-caster-robot-ball-wheel/</text:a>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 Nos.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M324N PDIP-14 Operational Amplifier(Pack of 5 Ics)</text:p>
          </table:table-cell>
          <table:table-cell office:value-type="string" calcext:value-type="string">
            <text:p><text:a xlink:href="https://robu.in/product/lm324n-pdip-14-operational-amplifierpack-of-5-ics/" xlink:type="simple">https://robu.in/product/lm324n-pdip-14-operational-amplifierpack-of-5-ics/</text:a></text:p>
          </table:table-cell>
          <table:table-cell office:value-type="string" calcext:value-type="string">
            <text:p><text:a xlink:href="https://www.ti.com/lit/ds/snosc16d/snosc16d.pdf" xlink:type="simple">https://www.ti.com/lit/ds/snosc16d/snosc16d.pdf</text:a></text:p>
          </table:table-cell>
          <table:table-cell office:value-type="string" calcext:value-type="string">
            <text:p>1 Nos.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string" calcext:value-type="string">
            <text:p><text:a xlink:href="https://robu.in/product/nodemcu-32s-esp32/" xlink:type="simple">https://robu.in/product/nodemcu-32s-esp32/</text:a>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34mm Mini Car N20 Motor Rubber Small Wheel</text:p>
          </table:table-cell>
          <table:table-cell office:value-type="string" calcext:value-type="string">
            <text:p><text:a xlink:href="https://robu.in/product/34mm-mini-car-n20-motor-wheel-rubber-small-wheel/" xlink:type="simple">https://robu.in/product/34mm-mini-car-n20-motor-wheel-rubber-small-wheel/</text:a>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 Nos.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CRT5000 Reflective IR sensor photoelectric switch-5pcs.</text:p>
          </table:table-cell>
          <table:table-cell office:value-type="string" calcext:value-type="string">
            <text:p><text:a xlink:href="https://robu.in/product/tcrt5000-reflective-ir-sensor-photoelectric-switch/" xlink:type="simple">https://robu.in/product/tcrt5000-reflective-ir-sensor-photoelectric-switch/</text:a></text:p>
          </table:table-cell>
          <table:table-cell office:value-type="string" calcext:value-type="string">
            <text:p><text:a xlink:href="https://www.vishay.com/docs/83760/tcrt5000.pdf" xlink:type="simple">https://www.vishay.com/docs/83760/tcrt5000.pdf</text:a></text:p>
          </table:table-cell>
          <table:table-cell office:value-type="string" calcext:value-type="string">
            <text:p>1Nos.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otor Driver TB6612FNG Module Performance Ultra Small Volume</text:p>
          </table:table-cell>
          <table:table-cell office:value-type="string" calcext:value-type="string">
            <text:p><text:a xlink:href="https://robu.in/product/motor-driver-tb6612fng-module-performance-ultra-small-volume-3-pi-matching-performance-ultra-l298n/" xlink:type="simple">https://robu.in/product/motor-driver-tb6612fng-module-performance-ultra-small-volume-3-pi-matching-performance-ultra-l298n/</text:a></text:p>
          </table:table-cell>
          <table:table-cell/>
          <table:table-cell office:value-type="string" calcext:value-type="string">
            <text:p>2 N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robu.in/product/lm2596s-dc-dc-buck-converter-power-supply/" xlink:type="simple">https://robu.in/product/lm2596s-dc-dc-buck-converter-power-supply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S 10A 12V 18650 Lithium Battery Charger Board Protection Module</text:p>
          </table:table-cell>
          <table:table-cell office:value-type="string" calcext:value-type="string">
            <text:p><text:a xlink:href="https://robu.in/product/3s-10a-12v-18650-lithium-battery-charger-board-protection-module/?gclid=Cj0KCQjw5JSLBhCxARIsAHgO2SfnBwVgREE6zGaUm02UaXDLLou7fGniCJKrZQ85hN7iUY_6ifsuI_MaAgSvEALw_wcB" xlink:type="simple">https://robu.in/product/3s-10a-12v-18650-lithium-battery-charger-board-protection-module/?gclid=Cj0KCQjw5JSLBhCxARIsAHgO2SfnBwVgREE6zGaUm02UaXDLLou7fGniCJKrZQ85hN7iUY_6ifsuI_MaAgSvEALw_wcB</text:a></text:p>
          </table:table-cell>
          <table:table-cell/>
          <table:table-cell office:value-type="string" calcext:value-type="string">
            <text:p>1 Nos.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AMS1117-3.3 LDO 800MA DC 5V to 3.3V Step-Down Power Supply Module</text:p>
          </table:table-cell>
          <table:table-cell office:value-type="string" calcext:value-type="string">
            <text:p><text:a xlink:href="https://robu.in/product/ams1117-3-3-ldo-800ma-dc-5v-3-3v-step-power-supply-module/" xlink:type="simple">https://robu.in/product/ams1117-3-3-ldo-800ma-dc-5v-3-3v-step-power-supply-module/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1:21:58.814028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0:27:24.317151931</meta:creation-date>
    <dc:date>2021-10-16T11:22:32.468296476</dc:date>
    <meta:editing-duration>PT1H55M47S</meta:editing-duration>
    <meta:editing-cycles>7</meta:editing-cycles>
    <meta:generator>LibreOffice/6.4.7.2$Linux_X86_64 LibreOffice_project/40$Build-2</meta:generator>
    <meta:document-statistic meta:table-count="1" meta:cell-count="48" meta:object-count="0"/>
  </office:meta>
</office:document-meta>
</file>